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A000003C1B91DC000.png"/>
  <manifest:file-entry manifest:media-type="image/png" manifest:full-path="Pictures/10000201000002C5000003AFA91006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03cm" draw:z-index="0"><draw:image xlink:href="Pictures/10000201000002BA000003C1B91DC00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61cm" draw:z-index="1"><draw:image xlink:href="Pictures/10000201000002C5000003AFA91006E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6S</meta:editing-duration>
    <meta:editing-cycles>5</meta:editing-cycles>
    <meta:generator>OpenOffice/4.1.3$Win32 OpenOffice.org_project/413m1$Build-9783</meta:generator>
    <dc:date>2018-01-20T15:31:33.17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